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nn30" table:style-name="ta1">
        <table:shapes>
          <draw:frame draw:z-index="0" draw:style-name="gr1" draw:text-style-name="P1" svg:width="6.2984in" svg:height="3.5449in" svg:x="3.9673in" svg:y="0.7949in">
            <draw:object draw:notify-on-update-of-ranges="nn30.C2:nn30.C8 nn30.A1:nn30.A1 nn30.A2:nn30.A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eka</text:p>
          </table:table-cell>
          <table:table-cell table:number-columns-repeated="2"/>
        </table:table-row>
        <table:table-row table:style-name="ro1">
          <table:table-cell office:value-type="float" office:value="95.2548" calcext:value-type="float">
            <text:p>95.254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.4306" calcext:value-type="float">
            <text:p>95.4306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.9578" calcext:value-type="float">
            <text:p>95.957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.7821" calcext:value-type="float">
            <text:p>95.782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.7821" calcext:value-type="float">
            <text:p>95.782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.9578" calcext:value-type="float">
            <text:p>95.9578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.9578" calcext:value-type="float">
            <text:p>95.9578</text:p>
          </table:table-cell>
          <table:table-cell/>
          <table:table-cell office:value-type="float" office:value="8" calcext:value-type="float">
            <text:p>8</text:p>
          </table:table-cell>
        </table:table-row>
      </table:table>
      <table:table table:name="nn20" table:style-name="ta1">
        <table:shapes>
          <draw:frame draw:z-index="0" draw:style-name="gr1" draw:text-style-name="P1" svg:width="6.2984in" svg:height="3.5449in" svg:x="3.9673in" svg:y="0.7949in">
            <draw:object draw:notify-on-update-of-ranges="nn20.C2:nn20.C8 nn20.A1:nn20.A1 nn20.A2:nn20.A8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eka</text:p>
          </table:table-cell>
          <table:table-cell table:number-columns-repeated="2"/>
        </table:table-row>
        <table:table-row table:style-name="ro1">
          <table:table-cell office:value-type="float" office:value="95.9578" calcext:value-type="float">
            <text:p>95.957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.4851" calcext:value-type="float">
            <text:p>96.485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.4851" calcext:value-type="float">
            <text:p>96.485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.8366" calcext:value-type="float">
            <text:p>96.836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.6608" calcext:value-type="float">
            <text:p>96.660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.4851" calcext:value-type="float">
            <text:p>96.485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.0123" calcext:value-type="float">
            <text:p>97.0123</text:p>
          </table:table-cell>
          <table:table-cell/>
          <table:table-cell office:value-type="float" office:value="8" calcext:value-type="float">
            <text:p>8</text:p>
          </table:table-cell>
        </table:table-row>
      </table:table>
      <table:table table:name="nn10" table:style-name="ta1">
        <table:shapes>
          <draw:frame draw:z-index="0" draw:style-name="gr1" draw:text-style-name="P1" svg:width="6.2984in" svg:height="3.5449in" svg:x="3.9673in" svg:y="0.7949in">
            <draw:object draw:notify-on-update-of-ranges="nn10.C2:nn10.C8 nn10.A1:nn10.A1 nn10.A2:nn10.A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eka</text:p>
          </table:table-cell>
          <table:table-cell table:number-columns-repeated="2"/>
        </table:table-row>
        <table:table-row table:style-name="ro1">
          <table:table-cell office:value-type="float" office:value="96.8366" calcext:value-type="float">
            <text:p>96.836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.891" calcext:value-type="float">
            <text:p>97.89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.188" calcext:value-type="float">
            <text:p>97.18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.0123" calcext:value-type="float">
            <text:p>97.012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.188" calcext:value-type="float">
            <text:p>97.18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.8366" calcext:value-type="float">
            <text:p>96.836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.8366" calcext:value-type="float">
            <text:p>96.8366</text:p>
          </table:table-cell>
          <table:table-cell/>
          <table:table-cell office:value-type="float" office:value="8" calcext:value-type="float">
            <text:p>8</text:p>
          </table:table-cell>
        </table:table-row>
      </table:table>
      <table:table table:name="nn5" table:style-name="ta1">
        <table:shapes>
          <draw:frame draw:z-index="0" draw:style-name="gr1" draw:text-style-name="P1" svg:width="6.2984in" svg:height="3.5449in" svg:x="3.9673in" svg:y="0.7949in">
            <draw:object draw:notify-on-update-of-ranges="nn5.C2:nn5.C8 nn5.A1:nn5.A1 nn5.A2:nn5.A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eka</text:p>
          </table:table-cell>
          <table:table-cell table:number-columns-repeated="2"/>
        </table:table-row>
        <table:table-row table:style-name="ro1">
          <table:table-cell office:value-type="float" office:value="97.0123" calcext:value-type="float">
            <text:p>97.012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.5395" calcext:value-type="float">
            <text:p>97.5395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.4851" calcext:value-type="float">
            <text:p>96.485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.0123" calcext:value-type="float">
            <text:p>97.012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.188" calcext:value-type="float">
            <text:p>97.18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.4851" calcext:value-type="float">
            <text:p>96.485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.6608" calcext:value-type="float">
            <text:p>96.6608</text:p>
          </table:table-cell>
          <table:table-cell/>
          <table:table-cell office:value-type="float" office:value="8" calcext:value-type="float">
            <text:p>8</text:p>
          </table:table-cell>
        </table:table-row>
      </table:table>
      <table:table table:name="nn3" table:style-name="ta1">
        <table:shapes>
          <draw:frame draw:z-index="0" draw:style-name="gr1" draw:text-style-name="P1" svg:width="6.2984in" svg:height="3.5449in" svg:x="3.9673in" svg:y="0.7949in">
            <draw:object draw:notify-on-update-of-ranges="nn3.C2:nn3.C8 nn3.A1:nn3.A1 nn3.A2:nn3.A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eka</text:p>
          </table:table-cell>
          <table:table-cell table:number-columns-repeated="2"/>
        </table:table-row>
        <table:table-row table:style-name="ro1">
          <table:table-cell office:value-type="float" office:value="97.0123" calcext:value-type="float">
            <text:p>97.012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.3638" calcext:value-type="float">
            <text:p>97.363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.4851" calcext:value-type="float">
            <text:p>96.485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.8366" calcext:value-type="float">
            <text:p>96.836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.0123" calcext:value-type="float">
            <text:p>97.012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7.0123" calcext:value-type="float">
            <text:p>97.012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.188" calcext:value-type="float">
            <text:p>97.188</text:p>
          </table:table-cell>
          <table:table-cell/>
          <table:table-cell office:value-type="float" office:value="8" calcext:value-type="float">
            <text:p>8</text:p>
          </table:table-cell>
        </table:table-row>
      </table:table>
      <table:table table:name="nn1" table:style-name="ta1">
        <table:shapes>
          <draw:frame draw:z-index="0" draw:style-name="gr1" draw:text-style-name="P1" svg:width="6.2984in" svg:height="3.5449in" svg:x="3.9673in" svg:y="0.7949in">
            <draw:object draw:notify-on-update-of-ranges="nn1.C2:nn1.C8 nn1.A1:nn1.A1 nn1.A2:nn1.A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eka</text:p>
          </table:table-cell>
          <table:table-cell table:number-columns-repeated="2"/>
        </table:table-row>
        <table:table-row table:style-name="ro1">
          <table:table-cell office:value-type="float" office:value="95.6063" calcext:value-type="float">
            <text:p>95.606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.8366" calcext:value-type="float">
            <text:p>96.8366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.9033" calcext:value-type="float">
            <text:p>94.903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.3093" calcext:value-type="float">
            <text:p>96.309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.7821" calcext:value-type="float">
            <text:p>95.782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4.3761" calcext:value-type="float">
            <text:p>94.376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.0791" calcext:value-type="float">
            <text:p>95.0791</text:p>
          </table:table-cell>
          <table:table-cell/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2">00/00/0000</text:date>, <text:time style:data-style-name="N2" text:time-value="00:24:11.9417398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1T19:43:31.460863769</meta:creation-date>
    <dc:date>2014-10-12T00:26:05.198345028</dc:date>
    <meta:editing-duration>P0D</meta:editing-duration>
    <meta:editing-cycles>2</meta:editing-cycles>
    <meta:generator>LibreOffice/4.2.5.2$Linux_x86 LibreOffice_project/420m0$Build-2</meta:generator>
    <meta:document-statistic meta:table-count="6" meta:cell-count="9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bar" chart:style-name="ch1">
        <chart:title svg:x="4.328cm" svg:y="0.315cm" chart:style-name="ch2">
          <text:p>Resultados para el conjunto Wdbc</text:p>
        </chart:title>
        <chart:subtitle svg:x="5.245cm" svg:y="1.296cm" chart:style-name="ch3">
          <text:p>con nN=1 y Validación Cruzada</text:p>
        </chart:subtitle>
        <chart:legend chart:legend-position="end" svg:x="14.405cm" svg:y="4.205cm" style:legend-expansion="high" chart:style-name="ch4"/>
        <chart:plot-area chart:style-name="ch5" table:cell-range-address="nn1.C2:nn1.C8 nn1.A1:nn1.A8" chart:data-source-has-labels="both" svg:x="1.327cm" svg:y="2.335cm" svg:width="12.441cm" svg:height="5.512cm">
          <chartooo:coordinate-region svg:x="2.128cm" svg:y="2.532cm" svg:width="11.64cm" svg:height="4.672cm"/>
          <chart:axis chart:dimension="x" chart:name="primary-x" chart:style-name="ch6" chartooo:axis-type="auto">
            <chartooo:date-scale/>
            <chart:title svg:x="6.691cm" svg:y="8.028cm" chart:style-name="ch7">
              <text:p>Particiones</text:p>
            </chart:title>
            <chart:categories table:cell-range-address="nn1.C2:nn1.C8"/>
          </chart:axis>
          <chart:axis chart:dimension="y" chart:name="primary-y" chart:style-name="ch8">
            <chart:title svg:x="0.451cm" svg:y="5.816cm" chart:style-name="ch9">
              <text:p>% Acierto</text:p>
            </chart:title>
            <chart:grid chart:style-name="ch10" chart:class="major"/>
          </chart:axis>
          <chart:series chart:style-name="ch11" chart:values-cell-range-address="nn1.A2:nn1.A8" chart:label-cell-address="nn1.A1:nn1.A1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  <draw:g>
                  <svg:desc>nn1.A1:nn1.A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nn1.C2:nn1.C8</svg:desc>
                </draw:g>
              </table:table-cell>
              <table:table-cell office:value-type="float" office:value="95.6063">
                <text:p>95.6063</text:p>
                <draw:g>
                  <svg:desc>nn1.A2:nn1.A8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6.8366">
                <text:p>96.836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4.9033">
                <text:p>94.903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6.3093">
                <text:p>96.309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5.7821">
                <text:p>95.782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4.3761">
                <text:p>94.376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5.0791">
                <text:p>95.07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bar" chart:style-name="ch1">
        <chart:title svg:x="4.328cm" svg:y="0.315cm" chart:style-name="ch2">
          <text:p>Resultados para el conjunto Wdbc</text:p>
        </chart:title>
        <chart:subtitle svg:x="5.245cm" svg:y="1.296cm" chart:style-name="ch3">
          <text:p>con nN=3 y Validación Cruzada</text:p>
        </chart:subtitle>
        <chart:legend chart:legend-position="end" svg:x="14.405cm" svg:y="4.205cm" style:legend-expansion="high" chart:style-name="ch4"/>
        <chart:plot-area chart:style-name="ch5" table:cell-range-address="nn3.C2:nn3.C8 nn3.A1:nn3.A8" chart:data-source-has-labels="both" svg:x="1.327cm" svg:y="2.335cm" svg:width="12.441cm" svg:height="5.512cm">
          <chartooo:coordinate-region svg:x="2.128cm" svg:y="2.532cm" svg:width="11.64cm" svg:height="4.672cm"/>
          <chart:axis chart:dimension="x" chart:name="primary-x" chart:style-name="ch6" chartooo:axis-type="auto">
            <chartooo:date-scale/>
            <chart:title svg:x="6.691cm" svg:y="8.028cm" chart:style-name="ch7">
              <text:p>Particiones</text:p>
            </chart:title>
            <chart:categories table:cell-range-address="nn3.C2:nn3.C8"/>
          </chart:axis>
          <chart:axis chart:dimension="y" chart:name="primary-y" chart:style-name="ch8">
            <chart:title svg:x="0.451cm" svg:y="5.816cm" chart:style-name="ch9">
              <text:p>% Acierto</text:p>
            </chart:title>
            <chart:grid chart:style-name="ch10" chart:class="major"/>
          </chart:axis>
          <chart:series chart:style-name="ch11" chart:values-cell-range-address="nn3.A2:nn3.A8" chart:label-cell-address="nn3.A1:nn3.A1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  <draw:g>
                  <svg:desc>nn3.A1:nn3.A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nn3.C2:nn3.C8</svg:desc>
                </draw:g>
              </table:table-cell>
              <table:table-cell office:value-type="float" office:value="97.0123">
                <text:p>97.0123</text:p>
                <draw:g>
                  <svg:desc>nn3.A2:nn3.A8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7.3638">
                <text:p>97.363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6.4851">
                <text:p>96.485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6.8366">
                <text:p>96.836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7.0123">
                <text:p>97.012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7.0123">
                <text:p>97.012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7.188">
                <text:p>97.1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bar" chart:style-name="ch1">
        <chart:title svg:x="4.328cm" svg:y="0.315cm" chart:style-name="ch2">
          <text:p>Resultados para el conjunto Wdbc</text:p>
        </chart:title>
        <chart:subtitle svg:x="5.245cm" svg:y="1.296cm" chart:style-name="ch3">
          <text:p>con nN=5 y Validación Cruzada</text:p>
        </chart:subtitle>
        <chart:legend chart:legend-position="end" svg:x="14.405cm" svg:y="4.205cm" style:legend-expansion="high" chart:style-name="ch4"/>
        <chart:plot-area chart:style-name="ch5" table:cell-range-address="nn5.C2:nn5.C8 nn5.A1:nn5.A8" chart:data-source-has-labels="both" svg:x="1.327cm" svg:y="2.335cm" svg:width="12.441cm" svg:height="5.512cm">
          <chartooo:coordinate-region svg:x="2.128cm" svg:y="2.532cm" svg:width="11.64cm" svg:height="4.672cm"/>
          <chart:axis chart:dimension="x" chart:name="primary-x" chart:style-name="ch6" chartooo:axis-type="auto">
            <chartooo:date-scale/>
            <chart:title svg:x="6.691cm" svg:y="8.028cm" chart:style-name="ch7">
              <text:p>Particiones</text:p>
            </chart:title>
            <chart:categories table:cell-range-address="nn5.C2:nn5.C8"/>
          </chart:axis>
          <chart:axis chart:dimension="y" chart:name="primary-y" chart:style-name="ch8">
            <chart:title svg:x="0.451cm" svg:y="5.816cm" chart:style-name="ch9">
              <text:p>% Acierto</text:p>
            </chart:title>
            <chart:grid chart:style-name="ch10" chart:class="major"/>
          </chart:axis>
          <chart:series chart:style-name="ch11" chart:values-cell-range-address="nn5.A2:nn5.A8" chart:label-cell-address="nn5.A1:nn5.A1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  <draw:g>
                  <svg:desc>nn5.A1:nn5.A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nn5.C2:nn5.C8</svg:desc>
                </draw:g>
              </table:table-cell>
              <table:table-cell office:value-type="float" office:value="97.0123">
                <text:p>97.0123</text:p>
                <draw:g>
                  <svg:desc>nn5.A2:nn5.A8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7.5395">
                <text:p>97.539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6.4851">
                <text:p>96.485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7.0123">
                <text:p>97.012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7.188">
                <text:p>97.18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6.4851">
                <text:p>96.485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6.6608">
                <text:p>96.66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bar" chart:style-name="ch1">
        <chart:title svg:x="4.328cm" svg:y="0.315cm" chart:style-name="ch2">
          <text:p>Resultados para el conjunto Wdbc</text:p>
        </chart:title>
        <chart:subtitle svg:x="5.14cm" svg:y="1.296cm" chart:style-name="ch3">
          <text:p>con nN=10 y Validación Cruzada</text:p>
        </chart:subtitle>
        <chart:legend chart:legend-position="end" svg:x="14.405cm" svg:y="4.205cm" style:legend-expansion="high" chart:style-name="ch4"/>
        <chart:plot-area chart:style-name="ch5" table:cell-range-address="nn10.C2:nn10.C8 nn10.A1:nn10.A8" chart:data-source-has-labels="both" svg:x="1.327cm" svg:y="2.335cm" svg:width="12.441cm" svg:height="5.512cm">
          <chartooo:coordinate-region svg:x="2.128cm" svg:y="2.532cm" svg:width="11.64cm" svg:height="4.672cm"/>
          <chart:axis chart:dimension="x" chart:name="primary-x" chart:style-name="ch6" chartooo:axis-type="auto">
            <chartooo:date-scale/>
            <chart:title svg:x="6.691cm" svg:y="8.028cm" chart:style-name="ch7">
              <text:p>Particiones</text:p>
            </chart:title>
            <chart:categories table:cell-range-address="nn10.C2:nn10.C8"/>
          </chart:axis>
          <chart:axis chart:dimension="y" chart:name="primary-y" chart:style-name="ch8">
            <chart:title svg:x="0.451cm" svg:y="5.816cm" chart:style-name="ch9">
              <text:p>% Acierto</text:p>
            </chart:title>
            <chart:grid chart:style-name="ch10" chart:class="major"/>
          </chart:axis>
          <chart:series chart:style-name="ch11" chart:values-cell-range-address="nn10.A2:nn10.A8" chart:label-cell-address="nn10.A1:nn10.A1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  <draw:g>
                  <svg:desc>nn10.A1:nn10.A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nn10.C2:nn10.C8</svg:desc>
                </draw:g>
              </table:table-cell>
              <table:table-cell office:value-type="float" office:value="96.8366">
                <text:p>96.8366</text:p>
                <draw:g>
                  <svg:desc>nn10.A2:nn10.A8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7.891">
                <text:p>97.89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7.188">
                <text:p>97.1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7.0123">
                <text:p>97.012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7.188">
                <text:p>97.18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6.8366">
                <text:p>96.836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6.8366">
                <text:p>96.836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bar" chart:style-name="ch1">
        <chart:title svg:x="4.328cm" svg:y="0.315cm" chart:style-name="ch2">
          <text:p>Resultados para el conjunto Wdbc</text:p>
        </chart:title>
        <chart:subtitle svg:x="5.14cm" svg:y="1.296cm" chart:style-name="ch3">
          <text:p>con nN=20 y Validación Cruzada</text:p>
        </chart:subtitle>
        <chart:legend chart:legend-position="end" svg:x="14.405cm" svg:y="4.205cm" style:legend-expansion="high" chart:style-name="ch4"/>
        <chart:plot-area chart:style-name="ch5" table:cell-range-address="nn20.C2:nn20.C8 nn20.A1:nn20.A8" chart:data-source-has-labels="both" svg:x="1.327cm" svg:y="2.335cm" svg:width="12.441cm" svg:height="5.512cm">
          <chartooo:coordinate-region svg:x="2.128cm" svg:y="2.532cm" svg:width="11.64cm" svg:height="4.672cm"/>
          <chart:axis chart:dimension="x" chart:name="primary-x" chart:style-name="ch6" chartooo:axis-type="auto">
            <chartooo:date-scale/>
            <chart:title svg:x="6.691cm" svg:y="8.028cm" chart:style-name="ch7">
              <text:p>Particiones</text:p>
            </chart:title>
            <chart:categories table:cell-range-address="nn20.C2:nn20.C8"/>
          </chart:axis>
          <chart:axis chart:dimension="y" chart:name="primary-y" chart:style-name="ch8">
            <chart:title svg:x="0.451cm" svg:y="5.816cm" chart:style-name="ch9">
              <text:p>% Acierto</text:p>
            </chart:title>
            <chart:grid chart:style-name="ch10" chart:class="major"/>
          </chart:axis>
          <chart:series chart:style-name="ch11" chart:values-cell-range-address="nn20.A2:nn20.A8" chart:label-cell-address="nn20.A1:nn20.A1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  <draw:g>
                  <svg:desc>nn20.A1:nn20.A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nn20.C2:nn20.C8</svg:desc>
                </draw:g>
              </table:table-cell>
              <table:table-cell office:value-type="float" office:value="95.9578">
                <text:p>95.9578</text:p>
                <draw:g>
                  <svg:desc>nn20.A2:nn20.A8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6.4851">
                <text:p>96.485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6.4851">
                <text:p>96.485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6.8366">
                <text:p>96.836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6.6608">
                <text:p>96.660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6.4851">
                <text:p>96.485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7.0123">
                <text:p>97.012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bar" chart:style-name="ch1">
        <chart:title svg:x="4.328cm" svg:y="0.315cm" chart:style-name="ch2">
          <text:p>Resultados para el conjunto Wdbc</text:p>
        </chart:title>
        <chart:subtitle svg:x="5.14cm" svg:y="1.296cm" chart:style-name="ch3">
          <text:p>con nN=30 y Validación Cruzada</text:p>
        </chart:subtitle>
        <chart:legend chart:legend-position="end" svg:x="14.405cm" svg:y="4.205cm" style:legend-expansion="high" chart:style-name="ch4"/>
        <chart:plot-area chart:style-name="ch5" table:cell-range-address="nn30.C2:nn30.C8 nn30.A1:nn30.A8" chart:data-source-has-labels="both" svg:x="1.327cm" svg:y="2.335cm" svg:width="12.441cm" svg:height="5.512cm">
          <chartooo:coordinate-region svg:x="2.128cm" svg:y="2.532cm" svg:width="11.64cm" svg:height="4.672cm"/>
          <chart:axis chart:dimension="x" chart:name="primary-x" chart:style-name="ch6" chartooo:axis-type="auto">
            <chartooo:date-scale/>
            <chart:title svg:x="6.691cm" svg:y="8.028cm" chart:style-name="ch7">
              <text:p>Particiones</text:p>
            </chart:title>
            <chart:categories table:cell-range-address="nn30.C2:nn30.C8"/>
          </chart:axis>
          <chart:axis chart:dimension="y" chart:name="primary-y" chart:style-name="ch8">
            <chart:title svg:x="0.451cm" svg:y="5.816cm" chart:style-name="ch9">
              <text:p>% Acierto</text:p>
            </chart:title>
            <chart:grid chart:style-name="ch10" chart:class="major"/>
          </chart:axis>
          <chart:series chart:style-name="ch11" chart:values-cell-range-address="nn30.A2:nn30.A8" chart:label-cell-address="nn30.A1:nn30.A1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  <draw:g>
                  <svg:desc>nn30.A1:nn30.A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nn30.C2:nn30.C8</svg:desc>
                </draw:g>
              </table:table-cell>
              <table:table-cell office:value-type="float" office:value="95.2548">
                <text:p>95.2548</text:p>
                <draw:g>
                  <svg:desc>nn30.A2:nn30.A8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5.4306">
                <text:p>95.430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5.9578">
                <text:p>95.957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5.7821">
                <text:p>95.782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5.7821">
                <text:p>95.782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5.9578">
                <text:p>95.957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5.9578">
                <text:p>95.957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